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20pt" fo:font-weight="bold" officeooo:rsid="00182ab9" officeooo:paragraph-rsid="00182ab9" style:font-size-asian="17.5pt" style:font-weight-asian="bold" style:font-size-complex="20pt" style:font-weight-complex="bold"/>
    </style:style>
    <style:style style:name="P2" style:family="paragraph" style:parent-style-name="Standard">
      <style:text-properties style:font-name="Arial" fo:font-size="10pt" fo:font-style="italic" fo:font-weight="bold" officeooo:rsid="00182ab9" officeooo:paragraph-rsid="00182ab9" style:font-size-asian="8.75pt" style:font-style-asian="italic" style:font-weight-asian="bold" style:font-size-complex="10pt" style:font-style-complex="italic" style:font-weight-complex="bold"/>
    </style:style>
    <style:style style:name="P3" style:family="paragraph" style:parent-style-name="Standard">
      <style:text-properties style:font-name="Arial" fo:font-size="10pt" fo:font-style="italic" fo:font-weight="bold" officeooo:rsid="00182ab9" officeooo:paragraph-rsid="00232843" style:font-size-asian="8.75pt" style:font-style-asian="italic" style:font-weight-asian="bold" style:font-size-complex="10pt" style:font-style-complex="italic" style:font-weight-complex="bold"/>
    </style:style>
    <style:style style:name="P4" style:family="paragraph" style:parent-style-name="Standard">
      <style:text-properties style:font-name="Arial" fo:font-size="10pt" fo:font-style="italic" fo:font-weight="bold" officeooo:rsid="00182ab9" officeooo:paragraph-rsid="0033d453" style:font-size-asian="8.75pt" style:font-style-asian="italic" style:font-weight-asian="bold" style:font-size-complex="10pt" style:font-style-complex="italic" style:font-weight-complex="bold"/>
    </style:style>
    <style:style style:name="P5" style:family="paragraph" style:parent-style-name="Standard">
      <style:text-properties style:font-name="Arial" fo:font-size="10pt" fo:font-style="normal" fo:font-weight="normal" officeooo:rsid="00182ab9" officeooo:paragraph-rsid="00182ab9" style:font-size-asian="8.75pt" style:font-style-asian="normal" style:font-weight-asian="normal" style:font-size-complex="10pt" style:font-style-complex="normal" style:font-weight-complex="normal"/>
    </style:style>
    <style:style style:name="P6" style:family="paragraph" style:parent-style-name="Standard">
      <style:text-properties style:font-name="Arial" fo:font-size="10pt" fo:font-style="normal" fo:font-weight="normal" officeooo:rsid="00182ab9" officeooo:paragraph-rsid="001c9534" style:font-size-asian="8.75pt" style:font-style-asian="normal" style:font-weight-asian="normal" style:font-size-complex="10pt" style:font-style-complex="normal" style:font-weight-complex="normal"/>
    </style:style>
    <style:style style:name="P7" style:family="paragraph" style:parent-style-name="Standard">
      <style:text-properties style:font-name="Arial" fo:font-size="10pt" fo:font-style="normal" fo:font-weight="normal" officeooo:rsid="00182ab9" officeooo:paragraph-rsid="00232843" style:font-size-asian="8.75pt" style:font-style-asian="normal" style:font-weight-asian="normal" style:font-size-complex="10pt" style:font-style-complex="normal" style:font-weight-complex="normal"/>
    </style:style>
    <style:style style:name="P8" style:family="paragraph" style:parent-style-name="Standard">
      <style:text-properties style:font-name="Arial" fo:font-size="10pt" fo:font-style="normal" fo:font-weight="normal" officeooo:rsid="00182ab9" officeooo:paragraph-rsid="0033d453" style:font-size-asian="8.75pt" style:font-style-asian="normal" style:font-weight-asian="normal" style:font-size-complex="10pt" style:font-style-complex="normal" style:font-weight-complex="normal"/>
    </style:style>
    <style:style style:name="P9" style:family="paragraph" style:parent-style-name="Standard">
      <style:text-properties style:font-name="Arial" fo:font-size="10pt" fo:font-style="normal" fo:font-weight="normal" officeooo:rsid="00182ab9" officeooo:paragraph-rsid="00310f4d" style:font-size-asian="8.75pt" style:font-style-asian="normal" style:font-weight-asian="normal" style:font-size-complex="10pt" style:font-style-complex="normal" style:font-weight-complex="normal"/>
    </style:style>
    <style:style style:name="P10" style:family="paragraph" style:parent-style-name="Standard">
      <style:text-properties style:font-name="Arial" fo:font-size="10pt" fo:font-style="normal" fo:font-weight="normal" officeooo:rsid="001c9534" officeooo:paragraph-rsid="001c9534" style:font-size-asian="8.75pt" style:font-style-asian="normal" style:font-weight-asian="normal" style:font-size-complex="10pt" style:font-style-complex="normal" style:font-weight-complex="normal"/>
    </style:style>
    <style:style style:name="P11" style:family="paragraph" style:parent-style-name="Standard">
      <style:text-properties style:font-name="Arial" fo:font-size="10pt" fo:font-style="normal" fo:font-weight="normal" officeooo:rsid="001de24f" officeooo:paragraph-rsid="001de24f" style:font-size-asian="8.75pt" style:font-style-asian="normal" style:font-weight-asian="normal" style:font-size-complex="10pt" style:font-style-complex="normal" style:font-weight-complex="normal"/>
    </style:style>
    <style:style style:name="P12" style:family="paragraph" style:parent-style-name="Standard">
      <style:text-properties style:font-name="Arial" fo:font-size="10pt" fo:font-style="normal" fo:font-weight="normal" officeooo:rsid="001de24f" officeooo:paragraph-rsid="00232843" style:font-size-asian="8.75pt" style:font-style-asian="normal" style:font-weight-asian="normal" style:font-size-complex="10pt" style:font-style-complex="normal" style:font-weight-complex="normal"/>
    </style:style>
    <style:style style:name="P13" style:family="paragraph" style:parent-style-name="Standard">
      <style:text-properties style:font-name="Arial" fo:font-size="10pt" fo:font-style="normal" fo:font-weight="normal" officeooo:rsid="001de24f" officeooo:paragraph-rsid="0033d453" style:font-size-asian="8.75pt" style:font-style-asian="normal" style:font-weight-asian="normal" style:font-size-complex="10pt" style:font-style-complex="normal" style:font-weight-complex="normal"/>
    </style:style>
    <style:style style:name="P14" style:family="paragraph" style:parent-style-name="Standard">
      <style:text-properties style:font-name="Arial" fo:font-size="10pt" fo:font-style="normal" fo:font-weight="normal" officeooo:rsid="001fd3f3" officeooo:paragraph-rsid="001fd3f3" style:font-size-asian="8.75pt" style:font-style-asian="normal" style:font-weight-asian="normal" style:font-size-complex="10pt" style:font-style-complex="normal" style:font-weight-complex="normal"/>
    </style:style>
    <style:style style:name="P15" style:family="paragraph" style:parent-style-name="Standard">
      <style:paragraph-properties fo:line-height="150%"/>
      <style:text-properties style:font-name="Arial" fo:font-size="10pt" fo:font-style="normal" fo:font-weight="normal" officeooo:rsid="001fd3f3" officeooo:paragraph-rsid="001fd3f3" style:font-size-asian="8.75pt" style:font-style-asian="normal" style:font-weight-asian="normal" style:font-size-complex="10pt" style:font-style-complex="normal" style:font-weight-complex="normal"/>
    </style:style>
    <style:style style:name="P16" style:family="paragraph" style:parent-style-name="Standard">
      <style:paragraph-properties fo:line-height="150%"/>
      <style:text-properties style:font-name="Arial" fo:font-size="10pt" fo:font-style="normal" fo:font-weight="normal" officeooo:rsid="001fd3f3" officeooo:paragraph-rsid="00232843" style:font-size-asian="8.75pt" style:font-style-asian="normal" style:font-weight-asian="normal" style:font-size-complex="10pt" style:font-style-complex="normal" style:font-weight-complex="normal"/>
    </style:style>
    <style:style style:name="P17" style:family="paragraph" style:parent-style-name="Standard">
      <style:paragraph-properties fo:line-height="150%"/>
      <style:text-properties style:font-name="Arial" fo:font-size="10pt" fo:font-style="normal" fo:font-weight="normal" officeooo:rsid="001fd3f3" officeooo:paragraph-rsid="0033d453" style:font-size-asian="8.75pt" style:font-style-asian="normal" style:font-weight-asian="normal" style:font-size-complex="10pt" style:font-style-complex="normal" style:font-weight-complex="normal"/>
    </style:style>
    <style:style style:name="P18" style:family="paragraph" style:parent-style-name="Standard">
      <style:text-properties style:font-name="Arial" fo:font-size="10pt" fo:font-style="normal" fo:font-weight="normal" officeooo:rsid="0024741e" officeooo:paragraph-rsid="002677b2" style:font-size-asian="8.75pt" style:font-style-asian="normal" style:font-weight-asian="normal" style:font-size-complex="10pt" style:font-style-complex="normal" style:font-weight-complex="normal"/>
    </style:style>
    <style:style style:name="P19" style:family="paragraph" style:parent-style-name="Standard">
      <style:text-properties style:font-name="Arial" fo:font-size="10pt" fo:font-style="normal" fo:font-weight="normal" officeooo:rsid="002f18f7" officeooo:paragraph-rsid="002f18f7" style:font-size-asian="8.75pt" style:font-style-asian="normal" style:font-weight-asian="normal" style:font-size-complex="10pt" style:font-style-complex="normal" style:font-weight-complex="normal"/>
    </style:style>
    <style:style style:name="P20" style:family="paragraph" style:parent-style-name="Standard">
      <style:text-properties style:font-name="Arial" fo:font-size="10pt" fo:font-style="normal" fo:font-weight="normal" officeooo:rsid="00310665" officeooo:paragraph-rsid="003106e2" style:font-size-asian="8.75pt" style:font-style-asian="normal" style:font-weight-asian="normal" style:font-size-complex="10pt" style:font-style-complex="normal" style:font-weight-complex="normal"/>
    </style:style>
    <style:style style:name="P21" style:family="paragraph" style:parent-style-name="Standard">
      <style:text-properties style:font-name="Arial" fo:font-size="10pt" fo:font-style="normal" fo:font-weight="normal" officeooo:rsid="00310f4d" officeooo:paragraph-rsid="00310f4d" style:font-size-asian="8.75pt" style:font-style-asian="normal" style:font-weight-asian="normal" style:font-size-complex="10pt" style:font-style-complex="normal" style:font-weight-complex="normal"/>
    </style:style>
    <style:style style:name="P22" style:family="paragraph" style:parent-style-name="Standard">
      <style:text-properties style:font-name="Arial" fo:font-size="10pt" fo:font-style="normal" fo:font-weight="normal" officeooo:rsid="00351c8f" officeooo:paragraph-rsid="003ae66f" style:font-size-asian="8.75pt" style:font-style-asian="normal" style:font-weight-asian="normal" style:font-size-complex="10pt" style:font-style-complex="normal" style:font-weight-complex="normal"/>
    </style:style>
    <style:style style:name="P23" style:family="paragraph" style:parent-style-name="Standard">
      <style:paragraph-properties fo:line-height="115%"/>
      <style:text-properties style:font-name="Arial" fo:font-size="10pt" fo:font-style="normal" fo:font-weight="normal" officeooo:rsid="00351c8f" officeooo:paragraph-rsid="00351c8f" style:font-size-asian="8.75pt" style:font-style-asian="normal" style:font-weight-asian="normal" style:font-size-complex="10pt" style:font-style-complex="normal" style:font-weight-complex="normal"/>
    </style:style>
    <style:style style:name="P24" style:family="paragraph" style:parent-style-name="Standard">
      <style:text-properties style:font-name="Arial" fo:font-size="10pt" fo:font-style="normal" fo:font-weight="normal" officeooo:rsid="003db367" officeooo:paragraph-rsid="003db367" style:font-size-asian="8.75pt" style:font-style-asian="normal" style:font-weight-asian="normal" style:font-size-complex="10pt" style:font-style-complex="normal" style:font-weight-complex="normal"/>
    </style:style>
    <style:style style:name="P25" style:family="paragraph" style:parent-style-name="Standard">
      <style:text-properties style:font-name="Arial" fo:font-size="10pt" fo:font-style="normal" fo:font-weight="normal" officeooo:rsid="003fe894" officeooo:paragraph-rsid="003fe894" style:font-size-asian="8.75pt" style:font-style-asian="normal" style:font-weight-asian="normal" style:font-size-complex="10pt" style:font-style-complex="normal" style:font-weight-complex="normal"/>
    </style:style>
    <style:style style:name="P26" style:family="paragraph" style:parent-style-name="Standard">
      <style:text-properties style:font-name="Arial" fo:font-size="10pt" fo:font-style="normal" fo:font-weight="normal" officeooo:rsid="00437f51" officeooo:paragraph-rsid="00437f51" style:font-size-asian="8.75pt" style:font-style-asian="normal" style:font-weight-asian="normal" style:font-size-complex="10pt" style:font-style-complex="normal" style:font-weight-complex="normal"/>
    </style:style>
    <style:style style:name="P27" style:family="paragraph" style:parent-style-name="Standard">
      <style:paragraph-properties fo:line-height="150%"/>
      <style:text-properties style:font-name="Arial" fo:font-size="10pt" fo:font-style="normal" style:text-underline-style="none" fo:font-weight="normal" officeooo:rsid="001de24f" officeooo:paragraph-rsid="001de24f" style:font-size-asian="8.75pt" style:font-style-asian="normal" style:font-weight-asian="normal" style:font-size-complex="10pt" style:font-style-complex="normal" style:font-weight-complex="normal"/>
    </style:style>
    <style:style style:name="P28" style:family="paragraph" style:parent-style-name="Standard">
      <style:paragraph-properties fo:line-height="150%"/>
      <style:text-properties style:font-name="Arial" fo:font-size="10pt" fo:font-style="normal" style:text-underline-style="none" fo:font-weight="normal" officeooo:rsid="001de24f" officeooo:paragraph-rsid="00232843" style:font-size-asian="8.75pt" style:font-style-asian="normal" style:font-weight-asian="normal" style:font-size-complex="10pt" style:font-style-complex="normal" style:font-weight-complex="normal"/>
    </style:style>
    <style:style style:name="P29" style:family="paragraph" style:parent-style-name="Standard">
      <style:paragraph-properties fo:line-height="150%"/>
      <style:text-properties style:font-name="Arial" fo:font-size="10pt" fo:font-style="normal" style:text-underline-style="none" fo:font-weight="normal" officeooo:rsid="001de24f" officeooo:paragraph-rsid="0033d453" style:font-size-asian="8.75pt" style:font-style-asian="normal" style:font-weight-asian="normal" style:font-size-complex="10pt" style:font-style-complex="normal" style:font-weight-complex="normal"/>
    </style:style>
    <style:style style:name="P30" style:family="paragraph" style:parent-style-name="Standard">
      <style:paragraph-properties fo:line-height="150%"/>
      <style:text-properties style:font-name="Arial" fo:font-size="10pt" fo:font-style="normal" style:text-underline-style="none" fo:font-weight="normal" officeooo:rsid="00182ab9" officeooo:paragraph-rsid="001c9534" style:font-size-asian="10pt" style:font-style-asian="normal" style:font-weight-asian="normal" style:font-size-complex="10pt" style:font-style-complex="normal" style:font-weight-complex="normal"/>
    </style:style>
    <style:style style:name="P31" style:family="paragraph" style:parent-style-name="Standard">
      <style:paragraph-properties fo:line-height="150%"/>
      <style:text-properties style:font-name="Arial" fo:font-size="10pt" fo:font-style="normal" style:text-underline-style="none" fo:font-weight="normal" officeooo:rsid="00182ab9" officeooo:paragraph-rsid="00232843"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50%"/>
      <style:text-properties style:font-name="Arial" fo:font-size="10pt" fo:font-style="normal" style:text-underline-style="none" fo:font-weight="normal" officeooo:rsid="00182ab9" officeooo:paragraph-rsid="0033d453" style:font-size-asian="10pt" style:font-style-asian="normal" style:font-weight-asian="normal" style:font-size-complex="10pt" style:font-style-complex="normal" style:font-weight-complex="normal"/>
    </style:style>
    <style:style style:name="P33" style:family="paragraph" style:parent-style-name="Standard">
      <style:paragraph-properties fo:break-before="page"/>
      <style:text-properties style:font-name="Arial" fo:font-size="10pt" fo:font-style="italic" fo:font-weight="bold" officeooo:rsid="00182ab9" officeooo:paragraph-rsid="0033d453" style:font-size-asian="8.75pt" style:font-style-asian="italic" style:font-weight-asian="bold" style:font-size-complex="10pt" style:font-style-complex="italic" style:font-weight-complex="bold"/>
    </style:style>
    <style:style style:name="P34" style:family="paragraph" style:parent-style-name="Standard">
      <style:paragraph-properties fo:margin-top="0.0398in" fo:margin-bottom="0.0398in" loext:contextual-spacing="false"/>
      <style:text-properties style:font-name="Arial" fo:font-size="10pt" fo:font-style="normal" fo:font-weight="normal" officeooo:rsid="00351c8f" officeooo:paragraph-rsid="00351c8f" style:font-size-asian="8.75pt" style:font-style-asian="normal" style:font-weight-asian="normal" style:font-size-complex="10pt" style:font-style-complex="normal" style:font-weight-complex="normal"/>
    </style:style>
    <style:style style:name="P35" style:family="paragraph" style:parent-style-name="Standard">
      <style:paragraph-properties fo:margin-top="0.0398in" fo:margin-bottom="0.0398in" loext:contextual-spacing="false"/>
      <style:text-properties style:font-name="Arial" fo:font-size="10pt" fo:font-style="normal" fo:font-weight="normal" officeooo:rsid="003bb985" officeooo:paragraph-rsid="003bb985" style:font-size-asian="8.75pt" style:font-style-asian="normal" style:font-weight-asian="normal" style:font-size-complex="10pt" style:font-style-complex="normal" style:font-weight-complex="normal"/>
    </style:style>
    <style:style style:name="P36" style:family="paragraph" style:parent-style-name="Standard">
      <style:text-properties style:font-name="Arial" fo:font-size="20pt" fo:font-weight="normal" officeooo:rsid="00182ab9" officeooo:paragraph-rsid="00182ab9" style:font-size-asian="17.5pt" style:font-weight-asian="normal" style:font-size-complex="20pt" style:font-weight-complex="normal"/>
    </style:style>
    <style:style style:name="P37" style:family="paragraph" style:parent-style-name="Standard">
      <style:text-properties style:font-name="Arial" fo:font-size="10pt" fo:font-style="normal" fo:font-weight="normal" officeooo:rsid="00467616" officeooo:paragraph-rsid="00467616" style:font-size-asian="8.75pt" style:font-style-asian="normal" style:font-weight-asian="normal" style:font-size-complex="10pt" style:font-style-complex="normal" style:font-weight-complex="normal"/>
    </style:style>
    <style:style style:name="P38" style:family="paragraph" style:parent-style-name="Standard">
      <style:text-properties style:font-name="Arial" fo:font-size="10pt" fo:font-style="normal" fo:font-weight="normal" officeooo:rsid="00467616" officeooo:paragraph-rsid="004a33f2" style:font-size-asian="8.75pt" style:font-style-asian="normal" style:font-weight-asian="normal" style:font-size-complex="10pt" style:font-style-complex="normal" style:font-weight-complex="normal"/>
    </style:style>
    <style:style style:name="P39" style:family="paragraph" style:parent-style-name="Standard">
      <style:text-properties style:font-name="Arial" fo:font-size="10pt" fo:font-style="normal" fo:font-weight="normal" officeooo:rsid="00182ab9" officeooo:paragraph-rsid="004a33f2" style:font-size-asian="8.75pt" style:font-style-asian="normal" style:font-weight-asian="normal" style:font-size-complex="10pt" style:font-style-complex="normal" style:font-weight-complex="normal"/>
    </style:style>
    <style:style style:name="P40" style:family="paragraph" style:parent-style-name="Standard">
      <style:text-properties style:font-name="Arial" fo:font-size="10pt" fo:font-style="normal" fo:font-weight="normal" officeooo:rsid="003db367" officeooo:paragraph-rsid="004a33f2" style:font-size-asian="8.75pt" style:font-style-asian="normal" style:font-weight-asian="normal" style:font-size-complex="10pt" style:font-style-complex="normal" style:font-weight-complex="normal"/>
    </style:style>
    <style:style style:name="P41" style:family="paragraph" style:parent-style-name="Standard">
      <style:text-properties style:font-name="Arial" fo:font-size="10pt" fo:font-style="normal" fo:font-weight="normal" officeooo:rsid="001de24f" officeooo:paragraph-rsid="004a33f2" style:font-size-asian="8.75pt" style:font-style-asian="normal" style:font-weight-asian="normal" style:font-size-complex="10pt" style:font-style-complex="normal" style:font-weight-complex="normal"/>
    </style:style>
    <style:style style:name="P42" style:family="paragraph" style:parent-style-name="Standard">
      <style:paragraph-properties fo:line-height="150%"/>
      <style:text-properties style:font-name="Arial" fo:font-size="10pt" fo:font-style="normal" fo:font-weight="normal" officeooo:rsid="001fd3f3" officeooo:paragraph-rsid="004a33f2" style:font-size-asian="8.75pt" style:font-style-asian="normal" style:font-weight-asian="normal" style:font-size-complex="10pt" style:font-style-complex="normal" style:font-weight-complex="normal"/>
    </style:style>
    <style:style style:name="P43" style:family="paragraph" style:parent-style-name="Standard">
      <style:text-properties style:font-name="Arial" fo:font-size="10pt" fo:font-style="normal" fo:font-weight="normal" officeooo:rsid="00549dba" officeooo:paragraph-rsid="00549dba" style:font-size-asian="8.75pt" style:font-style-asian="normal" style:font-weight-asian="normal" style:font-size-complex="10pt" style:font-style-complex="normal" style:font-weight-complex="normal"/>
    </style:style>
    <style:style style:name="P44" style:family="paragraph" style:parent-style-name="Standard">
      <style:text-properties style:font-name="Arial" fo:font-size="10pt" fo:font-style="normal" fo:font-weight="normal" officeooo:rsid="005ab56b" officeooo:paragraph-rsid="005ab56b" style:font-size-asian="8.75pt" style:font-style-asian="normal" style:font-weight-asian="normal" style:font-size-complex="10pt" style:font-style-complex="normal" style:font-weight-complex="normal"/>
    </style:style>
    <style:style style:name="P45" style:family="paragraph" style:parent-style-name="Standard">
      <style:text-properties style:font-name="Arial" fo:font-size="10pt" fo:font-style="normal" fo:font-weight="normal" officeooo:rsid="005ef492" officeooo:paragraph-rsid="005ef492" style:font-size-asian="8.75pt" style:font-style-asian="normal" style:font-weight-asian="normal" style:font-size-complex="10pt" style:font-style-complex="normal" style:font-weight-complex="normal"/>
    </style:style>
    <style:style style:name="P46" style:family="paragraph" style:parent-style-name="Standard">
      <style:paragraph-properties fo:line-height="150%"/>
      <style:text-properties style:font-name="Arial" fo:font-size="10pt" fo:font-style="normal" style:text-underline-style="none" fo:font-weight="normal" officeooo:rsid="00182ab9" officeooo:paragraph-rsid="004a33f2" style:font-size-asian="10pt" style:font-style-asian="normal" style:font-weight-asian="normal" style:font-size-complex="10pt" style:font-style-complex="normal" style:font-weight-complex="normal"/>
    </style:style>
    <style:style style:name="P47" style:family="paragraph" style:parent-style-name="Standard">
      <style:paragraph-properties fo:line-height="150%"/>
      <style:text-properties style:font-name="Arial" fo:font-size="10pt" fo:font-style="normal" style:text-underline-style="none" fo:font-weight="normal" officeooo:rsid="001de24f" officeooo:paragraph-rsid="004a33f2" style:font-size-asian="8.75pt" style:font-style-asian="normal" style:font-weight-asian="normal" style:font-size-complex="10pt" style:font-style-complex="normal" style:font-weight-complex="normal"/>
    </style:style>
    <style:style style:name="P48" style:family="paragraph" style:parent-style-name="Standard">
      <style:text-properties style:font-name="Arial" fo:font-size="10pt" fo:font-style="italic" fo:font-weight="bold" officeooo:rsid="00182ab9" officeooo:paragraph-rsid="004a33f2" style:font-size-asian="8.75pt" style:font-style-asian="italic" style:font-weight-asian="bold" style:font-size-complex="10pt" style:font-style-complex="italic" style:font-weight-complex="bold"/>
    </style:style>
    <style:style style:name="P49" style:family="paragraph" style:parent-style-name="Standard">
      <style:paragraph-properties fo:break-before="page"/>
      <style:text-properties style:font-name="Arial" fo:font-size="10pt" fo:font-style="italic" fo:font-weight="bold" officeooo:rsid="00182ab9" officeooo:paragraph-rsid="004a33f2" style:font-size-asian="8.75pt" style:font-style-asian="italic" style:font-weight-asian="bold" style:font-size-complex="10pt" style:font-style-complex="italic" style:font-weight-complex="bold"/>
    </style:style>
    <style:style style:name="P50" style:family="paragraph" style:parent-style-name="Standard">
      <style:paragraph-properties fo:margin-top="0.0398in" fo:margin-bottom="0.0398in" loext:contextual-spacing="false"/>
      <style:text-properties style:font-name="Arial" fo:font-size="10pt" fo:font-style="normal" fo:font-weight="normal" officeooo:rsid="004a33f2" officeooo:paragraph-rsid="004a33f2" style:font-size-asian="8.75pt" style:font-style-asian="normal" style:font-weight-asian="normal" style:font-size-complex="10pt" style:font-style-complex="normal" style:font-weight-complex="normal"/>
    </style:style>
    <style:style style:name="P51" style:family="paragraph" style:parent-style-name="Standard">
      <style:paragraph-properties fo:margin-top="0.0398in" fo:margin-bottom="0.0398in" loext:contextual-spacing="false"/>
      <style:text-properties style:font-name="Arial" fo:font-size="10pt" fo:font-style="normal" fo:font-weight="normal" officeooo:rsid="0055adf7" officeooo:paragraph-rsid="0055adf7" style:font-size-asian="8.75pt" style:font-style-asian="normal" style:font-weight-asian="normal" style:font-size-complex="10pt" style:font-style-complex="normal" style:font-weight-complex="normal"/>
    </style:style>
    <style:style style:name="T1" style:family="text">
      <style:text-properties officeooo:rsid="00196f48"/>
    </style:style>
    <style:style style:name="T2" style:family="text">
      <style:text-properties officeooo:rsid="00216946"/>
    </style:style>
    <style:style style:name="T3" style:family="text">
      <style:text-properties officeooo:rsid="00232843"/>
    </style:style>
    <style:style style:name="T4" style:family="text">
      <style:text-properties officeooo:rsid="00239ba7"/>
    </style:style>
    <style:style style:name="T5" style:family="text">
      <style:text-properties officeooo:rsid="00254d51"/>
    </style:style>
    <style:style style:name="T6" style:family="text">
      <style:text-properties officeooo:rsid="002677b2"/>
    </style:style>
    <style:style style:name="T7" style:family="text">
      <style:text-properties officeooo:rsid="0030e9ad"/>
    </style:style>
    <style:style style:name="T8" style:family="text">
      <style:text-properties style:font-name="Arial1"/>
    </style:style>
    <style:style style:name="T9" style:family="text">
      <style:text-properties style:font-name="Arial1" officeooo:rsid="0006c887"/>
    </style:style>
    <style:style style:name="T10" style:family="text">
      <style:text-properties style:font-name="Arial1" officeooo:rsid="003106e2"/>
    </style:style>
    <style:style style:name="T11" style:family="text">
      <style:text-properties style:font-name="Arial1" officeooo:rsid="005c98e7"/>
    </style:style>
    <style:style style:name="T12" style:family="text">
      <style:text-properties style:font-name="Arial1" officeooo:rsid="005e57d3"/>
    </style:style>
    <style:style style:name="T13" style:family="text">
      <style:text-properties officeooo:rsid="0031f158"/>
    </style:style>
    <style:style style:name="T14" style:family="text">
      <style:text-properties officeooo:rsid="0033d453"/>
    </style:style>
    <style:style style:name="T15" style:family="text">
      <style:text-properties officeooo:rsid="00351c8f"/>
    </style:style>
    <style:style style:name="T16" style:family="text">
      <style:text-properties officeooo:rsid="00359cf9"/>
    </style:style>
    <style:style style:name="T17" style:family="text">
      <style:text-properties officeooo:rsid="003ae66f"/>
    </style:style>
    <style:style style:name="T18" style:family="text">
      <style:text-properties officeooo:rsid="003b0b4c"/>
    </style:style>
    <style:style style:name="T19" style:family="text">
      <style:text-properties officeooo:rsid="003db367"/>
    </style:style>
    <style:style style:name="T20" style:family="text">
      <style:text-properties officeooo:rsid="00413dcb"/>
    </style:style>
    <style:style style:name="T21" style:family="text">
      <style:text-properties officeooo:rsid="004a33f2"/>
    </style:style>
    <style:style style:name="T22" style:family="text">
      <style:text-properties officeooo:rsid="004afe44"/>
    </style:style>
    <style:style style:name="T23" style:family="text">
      <style:text-properties officeooo:rsid="00575f21"/>
    </style:style>
    <style:style style:name="T24" style:family="text">
      <style:text-properties officeooo:rsid="005ab56b"/>
    </style:style>
    <style:style style:name="T25" style:family="text">
      <style:text-properties officeooo:rsid="006069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PA Arbeitsjournal</text:p>
      <text:p text:style-name="P36"/>
      <text:p text:style-name="P2">08.05.2017 – Planung der Arbeit</text:p>
      <text:p text:style-name="P2"/>
      <text:p text:style-name="P30">Aufgaben</text:p>
      <text:p text:style-name="P6">- Planung der Arbeit (Zeitplan erstellen, Dokumente vorbereiten)</text:p>
      <text:p text:style-name="P6">- UML's erstellen</text:p>
      <text:p text:style-name="P6">- Skizzen</text:p>
      <text:p text:style-name="P6">- Dokumentation</text:p>
      <text:p text:style-name="P2"/>
      <text:p text:style-name="P5">Die Arbeit beginnt mit der Planung der Arbeit. <text:span text:style-name="T1">Ich erstelle einen Zeitplan und bereite Dokumente wie Arbeitsjournal und Dokumentation vor. Danach werden die UMLs erstellt und die Skizzen gezeichnet. Skizzierungen werden im QT-Designer vorgenommen. Ende des Tages dokumentiere ich meine Arbeit.</text:span></text:p>
      <text:p text:style-name="P2"/>
      <text:p text:style-name="P27">Erfolge/Positives</text:p>
      <text:p text:style-name="P11">Meilenstein wurde auf Montag gesetzt. Elektronische skizzen sind praktisch schon verwendbar ohne zusätzlichen Zeitaufwand.</text:p>
      <text:p text:style-name="P11"/>
      <text:p text:style-name="P27">Probleme/Misserfolge</text:p>
      <text:p text:style-name="P11">Zeitplan enthält keine klare "Soll/Ist" Struktur. Klassendiagramm Relationen sind noch unsicher.</text:p>
      <text:p text:style-name="P11"/>
      <text:p text:style-name="P15">Fazit</text:p>
      <text:p text:style-name="P14">Planungsphase hätte besser gemacht werden können. <text:span text:style-name="T2">Werde die Dokumente nochmals überarbeiten müssen. Ich kann aber mit der Arbeit beginnen da die Planung für mich verständlich ist.</text:span></text:p>
      <text:p text:style-name="P10"/>
      <text:p text:style-name="P3">0<text:span text:style-name="T3">9</text:span>.05.2017 – <text:span text:style-name="T3">Programmierung der Interfaces</text:span></text:p>
      <text:p text:style-name="P3"/>
      <text:p text:style-name="P31">Aufgaben</text:p>
      <text:p text:style-name="P7">- <text:span text:style-name="T3">Git Repo erstellen</text:span></text:p>
      <text:p text:style-name="P7">- <text:span text:style-name="T3">Interface wählen</text:span></text:p>
      <text:p text:style-name="P7">- <text:span text:style-name="T3">Grobe Programmstruktur bauen</text:span></text:p>
      <text:p text:style-name="P7">- <text:span text:style-name="T4">2. Version des UMLs erstellen</text:span></text:p>
      <text:p text:style-name="P3"/>
      <text:p text:style-name="P18">Ich erstelle ein Git Repository für das Projekt <text:span text:style-name="T5">(</text:span><text:a xlink:type="simple" xlink:href="https://github.com/HabeltWi/Historize" text:style-name="Internet_20_link" text:visited-style-name="Visited_20_Internet_20_Link"><text:span text:style-name="T5">https://github.com/HabeltWi/Historize</text:span></text:a><text:span text:style-name="T5">)</text:span>. <text:span text:style-name="T6">Danach erstelle ich rudimentär alle python files und interfaces und commite diese. Dies files sind zum grössten Teil leer, entsprechen aber der Planung. Ich kann sie dann nach und nach ausbauen. Ich entscheide mich für ein Interface (siehe Dokumentation für den ganzen Prozess) und rufe ihn zum ersten mal in QGIS auf. Mir bleibt genug Zeit am Ende des Tages das UML anzupassen und die Dokumentation zu führen.</text:span></text:p>
      <text:p text:style-name="P3"/>
      <text:p text:style-name="P28">Erfolge/Positives</text:p>
      <text:p text:style-name="P19">Erster Aufruf in QGIS. Unterfenster funktionieren auch wie erwartet. <text:span text:style-name="T7">Zudem mache ich gebrauch vom .gitignore file um die *.pyc files zu ignorieren.</text:span></text:p>
      <text:p text:style-name="P12"/>
      <text:p text:style-name="P28">Probleme/Misserfolge</text:p>
      <text:p text:style-name="P20"><text:span text:style-name="T9">Git Repo konnte als Private nicht angelegt werden (ist jetzt Public.) Undeklarierter Fehler trat ansonsten auf. </text:span><text:span text:style-name="T10">Dies beeinflusste die Arbeit aber nicht weiter.</text:span></text:p>
      <text:p text:style-name="P12"/>
      <text:p text:style-name="P16">Fazit</text:p>
      <text:p text:style-name="P21">Die Skizzierung im Qt-Designer zahlte sich aus und sparte mir Zeit ein. <text:span text:style-name="T13">Soweit so gut.</text:span></text:p>
      <text:p text:style-name="P9"/>
      <text:p text:style-name="P33"><text:span text:style-name="T14">10</text:span>.05.2017 – <text:span text:style-name="T23">Überarbeitung, Neuausrichtung und DB - Verbindung</text:span></text:p>
      <text:p text:style-name="P4"/>
      <text:p text:style-name="P32">Aufgaben</text:p>
      <text:p text:style-name="P8">- <text:span text:style-name="T15">DB-Connection erstellen</text:span></text:p>
      <text:p text:style-name="P8">- <text:span text:style-name="T15">Testdaten zusammenstellen</text:span></text:p>
      <text:p text:style-name="P8">- <text:span text:style-name="T15">Interface Überarbeitung</text:span></text:p>
      <text:p text:style-name="P8">- <text:span text:style-name="T15">Fachgespräch mit Stefan Oderbolz</text:span></text:p>
      <text:p text:style-name="P8">- <text:span text:style-name="T15">Erste SQL Ansätze</text:span></text:p>
      <text:p text:style-name="P4"/>
      <text:p text:style-name="P34">Am Morgen bespreche ich mit meinem Fachvorgesetzten Horst Düster den Stand des GUIs. Ich entscheide mich danach es wäre besser den Kriterien der IPA entsprechen wenn das Programm über einem Menü, statt eines Haupt-Interfaces läuft. <text:span text:style-name="T16">Die Untermenüs könne beibehalten werden, das Haptmenü wird aber gelöscht und seine Funktionalität ganz auf die Menüleiste ausgelagert. Erste Datenbankverbindung wird erstellt und funktioniert. Dann ist es Zeit für das Fachgespräch. Fragen werden alle ohne Probleme beantwortet. Vor allem auf folgende Dinge muss ich noch wert legen:</text:span></text:p>
      <text:p text:style-name="P22">- <text:span text:style-name="T17">In der Dokumentation vorliegende Problem genau auslegen (siehe Kriterium [159]Problemanalyse)</text:span></text:p>
      <text:p text:style-name="P22">- <text:span text:style-name="T17">Versionierung aller Dokumente (Insbesonder vom Journal, Zeitplan, etc.)</text:span></text:p>
      <text:p text:style-name="P23">- <text:span text:style-name="T18">Zeitplan und Journal Überarbeiten</text:span></text:p>
      <text:p text:style-name="P35">Letzterer Punkt bewog mich dazu dieses Format über das vorherige Tabellenformat zu wählen (siehe Kapitel Journal in der Dokumentation). <text:span text:style-name="T19">Schlussendlich stellte ich mir ein paar Testdaten in der histo_db – die Testdatenbank – zusammen und begann die Klasse SQLExecute auszubauen. Der init() Befehl sollte jetzt schon implementiert sein, wobei sie aber noch ungetestet ist. Zudem müssen noch stärkere Teststrukturen gebaut werden um ungültige Layer abzufangen.</text:span></text:p>
      <text:p text:style-name="P24"/>
      <text:p text:style-name="P29">Erfolge/Positives</text:p>
      <text:p text:style-name="P25">Das Journalformat ist jetzt für mich viel bequemer. <text:span text:style-name="T20">Es stehen keine unbeantworteten Fragen nach dem Gespräch mit Stefan Oberdolz. Ich bin zudem dem Zeitplan leicht voraus und habe schon mit den SQL befehlen begonnen.</text:span></text:p>
      <text:p text:style-name="P13"/>
      <text:p text:style-name="P29">Probleme/Misserfolge</text:p>
      <text:p text:style-name="P26"><text:span text:style-name="T10">K</text:span><text:span text:style-name="T8">eine besonderen aber ich hätte mir Zeit einsparen können wenn ich die Kriterien des Produkts der IPA genauer durchgelesen hätte.</text:span></text:p>
      <text:p text:style-name="P13"/>
      <text:p text:style-name="P17">Fazit</text:p>
      <text:p text:style-name="P37">Werde das Dokument Farbeit.pdf noch einmal genau durchlesen und werden wahrscheinlich am Wochenende zusätzliche Arbeit leisten um Dokumentation und Zeitplan auf vordermann zu bringen.</text:p>
      <text:p text:style-name="P37"/>
      <text:p text:style-name="P49"><text:span text:style-name="T14">11</text:span>.05.2017 – <text:span text:style-name="T3">Programmierung der Interfaces</text:span></text:p>
      <text:p text:style-name="P48"/>
      <text:p text:style-name="P46">Aufgaben</text:p>
      <text:p text:style-name="P39">- <text:span text:style-name="T21">SQL-Befehle Programmieren</text:span></text:p>
      <text:p text:style-name="P39">- <text:span text:style-name="T21">Versionierung der Dokumentation</text:span></text:p>
      <text:p text:style-name="P48"/>
      <text:p text:style-name="P50">Morgens beginne ich schnell damit die SQL-Befehle für das Plugin zu Programmieren. <text:span text:style-name="T22">Neben den drei wichtigsten (init(), version(), update()) queries gibt es auch paar die ich für abfragen benötige, beispielsweise welche Tabellen für die Update funktion verwendet werden. Die Queries sind schnell erstellt aber die wichtigsten funktionieren noch nicht. Die Logik ist aber weitgehend implementiert, was bedeutet dass sobald ich sie zum laufen bringe, das Plugin eigentlich funktional implementiert habe (ohne tests). Ich entscheide mich ebenfalls dafür dass die DBConn Klasse nun das Connection Objekt zurückgeben soll, statt nur des cursors. Dies gibt mir mehr Kontrolle und erlaubt mir die Verbindung zu schliessen und Änderungen zu commiten. </text:span></text:p>
      <text:p text:style-name="P51">Danach erstelle ich ein paar ordner im Plugin directory damit nicht alles so in der Gegend herumliegt und so es ein bisschen einfacher ist bestimmte Files zu finden. *.<text:span text:style-name="T23">ui files bekommen ihren Ordner, sowie das historisierung.sql und die Schriftlichen Dokumentationen. Somit werden sie ebenfalls versioniert.</text:span></text:p>
      <text:p text:style-name="P40"/>
      <text:p text:style-name="P47">Erfolge/Positives</text:p>
      <text:p text:style-name="P43">Einige SQL, befehle funktionieren grundsätzlich (Brauchen evtl. noch etwas fine-tuning). <text:span text:style-name="T24">Dokumentationen sind nun teil des Repositories</text:span></text:p>
      <text:p text:style-name="P41"/>
      <text:p text:style-name="P47">Probleme/Misserfolge</text:p>
      <text:p text:style-name="P44"><text:span text:style-name="T8">Nicht alle SQL-Befehle funktionieren und es wurden noch keine Tests zu ihnen erstellt. </text:span><text:span text:style-name="T11">Bis jetzt wurde alles On-the-Fly getestet was nicht ideal ist. </text:span><text:span text:style-name="T12">Zudem ist mein Fachvorgesetzter Freitags nur schwer erreichbar.</text:span></text:p>
      <text:p text:style-name="P41"/>
      <text:p text:style-name="P42">Fazit</text:p>
      <text:p text:style-name="P45">Falls die SQL-Fehler immer noch unlösbar sind, werde ich andere Mitarbeiter um Hilfe bitten. <text:span text:style-name="T25">Wenn sie auch nicht weiterhelfen können dann schaue ich was sonst alles noch programmiert werden muss und erstelle ein Testkonzept oder Überarbeite den Zeitplan.</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0M50S</meta:editing-duration>
    <meta:editing-cycles>67</meta:editing-cycles>
    <meta:generator>LibreOffice/5.1.4.2$Linux_X86_64 LibreOffice_project/10m0$Build-2</meta:generator>
    <dc:date>2017-05-11T17:21:57.265845733</dc:date>
    <meta:document-statistic meta:table-count="0" meta:image-count="0" meta:object-count="0" meta:page-count="3" meta:paragraph-count="57" meta:word-count="808" meta:character-count="5773" meta:non-whitespace-character-count="5015"/>
    <meta:user-defined meta:name="Info 1"/>
    <meta:user-defined meta:name="Info 2"/>
    <meta:user-defined meta:name="Info 3"/>
    <meta:user-defined meta:name="Info 4"/>
  </office:meta>
</office:document-meta>
</file>